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200" style:text-align-source="fix" style:repeat-content="false" fo:border-left="1.5pt solid #000000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1.5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1.5pt solid #000000" fo:border-right="none" fo:border-top="1.5pt solid #000000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1.5pt solid #000000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1. feladat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6" table:default-cell-style-name="ce4"/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18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/>
          <table:table-cell table:formula="of:=[.I2]/[.E2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t=</text:p>
          </table:table-cell>
          <table:table-cell table:formula="of:=[.I3]/[.E3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formula="of:=[.I4]/[.E4]" office:value-type="float" office:value="2.5" calcext:value-type="float">
            <text:p>2,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18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" table:formula="of:=[.B2]-[.B3]*[.E2]/[.E3]" office:value-type="float" office:value="0.4" calcext:value-type="float">
            <text:p>0,4</text:p>
          </table:table-cell>
          <table:table-cell table:style-name="ce11" table:formula="of:=[.C2]-[.E2]*[.C3]/10" office:value-type="float" office:value="3.8" calcext:value-type="float">
            <text:p>3,8</text:p>
          </table:table-cell>
          <table:table-cell table:style-name="ce11" table:formula="of:=[.D2]-[.E2]*[.D3]/[.E3]" office:value-type="float" office:value="3.6" calcext:value-type="float">
            <text:p>3,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2]-[.E2]*[.F3]/10" office:value-type="float" office:value="1" calcext:value-type="float">
            <text:p>1</text:p>
          </table:table-cell>
          <table:table-cell table:style-name="ce11" table:formula="of:=[.G2]-[.E2]*[.G3]/[.E3]" office:value-type="float" office:value="-0.2" calcext:value-type="float">
            <text:p>-0,2</text:p>
          </table:table-cell>
          <table:table-cell table:style-name="ce15" office:value-type="float" office:value="0" calcext:value-type="float">
            <text:p>0</text:p>
          </table:table-cell>
          <table:table-cell table:style-name="ce19" table:formula="of:=[.I2]-[.E2]*[.I3]/[.E3]" office:value-type="float" office:value="6" calcext:value-type="float">
            <text:p>6</text:p>
          </table:table-cell>
          <table:table-cell/>
          <table:table-cell table:formula="of:=[.I9]/[.D9]" office:value-type="float" office:value="1.66666666666667" calcext:value-type="float">
            <text:p>1,666666666666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7" table:formula="of:=[.B3]/[.$E$3]" office:value-type="float" office:value="0.3" calcext:value-type="float">
            <text:p>0,3</text:p>
          </table:table-cell>
          <table:table-cell table:style-name="ce7" table:formula="of:=[.C3]/[.$E$3]" office:value-type="float" office:value="0.6" calcext:value-type="float">
            <text:p>0,6</text:p>
          </table:table-cell>
          <table:table-cell table:style-name="ce7" table:formula="of:=[.D3]/[.$E$3]" office:value-type="float" office:value="0.2" calcext:value-type="float">
            <text:p>0,2</text:p>
          </table:table-cell>
          <table:table-cell table:style-name="ce7" table:formula="of:=[.E3]/[.$E$3]" office:value-type="float" office:value="1" calcext:value-type="float">
            <text:p>1</text:p>
          </table:table-cell>
          <table:table-cell table:style-name="ce7" table:formula="of:=[.F3]/[.$E$3]" office:value-type="float" office:value="0" calcext:value-type="float">
            <text:p>0</text:p>
          </table:table-cell>
          <table:table-cell table:style-name="ce7" table:formula="of:=[.G3]/[.$E$3]" office:value-type="float" office:value="0.1" calcext:value-type="float">
            <text:p>0,1</text:p>
          </table:table-cell>
          <table:table-cell table:style-name="ce7" table:formula="of:=[.H3]/[.$E$3]" office:value-type="float" office:value="0" calcext:value-type="float">
            <text:p>0</text:p>
          </table:table-cell>
          <table:table-cell table:style-name="ce7" table:formula="of:=[.I3]/[.$E$3]" office:value-type="float" office:value="2" calcext:value-type="float">
            <text:p>2</text:p>
          </table:table-cell>
          <table:table-cell/>
          <table:table-cell table:formula="of:=[.I10]/[.D10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8" table:formula="of:=[.B4]-[.B3]*[.E4]/[.E3]" office:value-type="float" office:value="0.4" calcext:value-type="float">
            <text:p>0,4</text:p>
          </table:table-cell>
          <table:table-cell table:style-name="ce12" table:formula="of:=[.C4]-[.C3]*[.E4]/[.E3]" office:value-type="float" office:value="0.8" calcext:value-type="float">
            <text:p>0,8</text:p>
          </table:table-cell>
          <table:table-cell table:style-name="ce13" table:formula="of:=[.D4]-[.D3]*[.E4]/[.E3]" office:value-type="float" office:value="7.6" calcext:value-type="float">
            <text:p>7,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[.G4]-[.E4]*[.G3]/[.E3]" office:value-type="float" office:value="-1.2" calcext:value-type="float">
            <text:p>-1,2</text:p>
          </table:table-cell>
          <table:table-cell table:style-name="ce17" office:value-type="float" office:value="1" calcext:value-type="float">
            <text:p>1</text:p>
          </table:table-cell>
          <table:table-cell table:style-name="ce19" table:formula="of:=[.I4]-[.I3]*[.E4]/[.E3]" office:value-type="float" office:value="6" calcext:value-type="float">
            <text:p>6</text:p>
          </table:table-cell>
          <table:table-cell/>
          <table:table-cell table:formula="of:=[.I11]/[.D11]" office:value-type="float" office:value="0.789473684210526" calcext:value-type="float">
            <text:p>0,789473684210526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9" table:formula="of:=[.B5]-[.B3]*[.E5]/[.E3]" office:value-type="float" office:value="2.6" calcext:value-type="float">
            <text:p>2,6</text:p>
          </table:table-cell>
          <table:table-cell table:style-name="ce9" table:formula="of:=[.C5]-[.C3]*[.E5]/[.E3]" office:value-type="float" office:value="-2.8" calcext:value-type="float">
            <text:p>-2,8</text:p>
          </table:table-cell>
          <table:table-cell table:style-name="ce9" table:formula="of:=[.D5]-[.D3]*[.E5]/[.E3]" office:value-type="float" office:value="4.4" calcext:value-type="float">
            <text:p>4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G5]-[.G3]*[.E5]/[.E3]" office:value-type="float" office:value="-0.8" calcext:value-type="float">
            <text:p>-0,8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18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" table:formula="of:=[.B9]-[.D9]*[.B11]/[.D11]" office:value-type="float" office:value="0.210526315789474" calcext:value-type="float">
            <text:p>0,210526315789474</text:p>
          </table:table-cell>
          <table:table-cell table:style-name="ce11" table:formula="of:=[.C9]-[.D9]*[.C11]/[.D11]" office:value-type="float" office:value="3.42105263157895" calcext:value-type="float">
            <text:p>3,4210526315789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G9]-[.D9]*[.G11]/[.D11]" office:value-type="float" office:value="0.368421052631579" calcext:value-type="float">
            <text:p>0,368421052631579</text:p>
          </table:table-cell>
          <table:table-cell table:style-name="ce15" table:formula="of:=[.H9]-[.D9]*[.H11]/[.D11]" office:value-type="float" office:value="-0.473684210526316" calcext:value-type="float">
            <text:p>-0,473684210526316</text:p>
          </table:table-cell>
          <table:table-cell table:style-name="ce19" table:formula="of:=[.I9]-[.D9]*[.I11]/[.D11]" office:value-type="float" office:value="3.1578947368421" calcext:value-type="float">
            <text:p>3,1578947368421</text:p>
          </table:table-cell>
          <table:table-cell/>
          <table:table-cell table:formula="of:=[.I16]/[.B16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10" table:formula="of:=[.B10]-[.D10]*[.B11]/[.D11]" office:value-type="float" office:value="0.289473684210526" calcext:value-type="float">
            <text:p>0,289473684210526</text:p>
          </table:table-cell>
          <table:table-cell table:formula="of:=[.C10]-[.D10]*[.C11]/[.D11]" office:value-type="float" office:value="0.578947368421053" calcext:value-type="float">
            <text:p>0,57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10]-[.D10]*[.G11]/[.D11]" office:value-type="float" office:value="0.131578947368421" calcext:value-type="float">
            <text:p>0,131578947368421</text:p>
          </table:table-cell>
          <table:table-cell table:style-name="ce16" table:formula="of:=[.H10]-[.D10]*[.H11]/[.D11]" office:value-type="float" office:value="-0.0263157894736842" calcext:value-type="float">
            <text:p>-0,026315789473684</text:p>
          </table:table-cell>
          <table:table-cell table:style-name="ce19" table:formula="of:=[.I10]-[.D10]*[.I11]/[.D11]" office:value-type="float" office:value="1.84210526315789" calcext:value-type="float">
            <text:p>1,84210526315789</text:p>
          </table:table-cell>
          <table:table-cell/>
          <table:table-cell table:formula="of:=[.I17]/[.B17]" office:value-type="float" office:value="6.36363636363636" calcext:value-type="float">
            <text:p>6,363636363636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8" table:formula="of:=[.B11]/[.$D$11]" office:value-type="float" office:value="0.0526315789473684" calcext:value-type="float">
            <text:p>0,052631578947368</text:p>
          </table:table-cell>
          <table:table-cell table:style-name="ce8" table:formula="of:=[.C11]/[.$D$11]" office:value-type="float" office:value="0.105263157894737" calcext:value-type="float">
            <text:p>0,105263157894737</text:p>
          </table:table-cell>
          <table:table-cell table:style-name="ce8" table:formula="of:=[.D11]/[.$D$11]" office:value-type="float" office:value="1" calcext:value-type="float">
            <text:p>1</text:p>
          </table:table-cell>
          <table:table-cell table:style-name="ce8" table:formula="of:=[.E11]/[.$D$11]" office:value-type="float" office:value="0" calcext:value-type="float">
            <text:p>0</text:p>
          </table:table-cell>
          <table:table-cell table:style-name="ce8" table:formula="of:=[.F11]/[.$D$11]" office:value-type="float" office:value="0" calcext:value-type="float">
            <text:p>0</text:p>
          </table:table-cell>
          <table:table-cell table:style-name="ce8" table:formula="of:=[.G11]/[.$D$11]" office:value-type="float" office:value="-0.157894736842105" calcext:value-type="float">
            <text:p>-0,157894736842105</text:p>
          </table:table-cell>
          <table:table-cell table:style-name="ce8" table:formula="of:=[.H11]/[.$D$11]" office:value-type="float" office:value="0.131578947368421" calcext:value-type="float">
            <text:p>0,131578947368421</text:p>
          </table:table-cell>
          <table:table-cell table:style-name="ce8" table:formula="of:=[.I11]/[.$D$11]" office:value-type="float" office:value="0.789473684210526" calcext:value-type="float">
            <text:p>0,789473684210526</text:p>
          </table:table-cell>
          <table:table-cell/>
          <table:table-cell table:formula="of:=[.I18]/[.B18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9" table:formula="of:=[.B12]-[.B11]*[.D12]/[.D11]" office:value-type="float" office:value="2.36842105263158" calcext:value-type="float">
            <text:p>2,36842105263158</text:p>
          </table:table-cell>
          <table:table-cell table:style-name="ce9" table:formula="of:=[.C12]-[.C11]*[.D12]/[.D11]" office:value-type="float" office:value="-3.26315789473684" calcext:value-type="float">
            <text:p>-3,2631578947368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[.G12]-[.G11]*[.D12]/[.D11]" office:value-type="float" office:value="-0.105263157894737" calcext:value-type="float">
            <text:p>-0,105263157894737</text:p>
          </table:table-cell>
          <table:table-cell table:style-name="ce9" table:formula="of:=[.H12]-[.H11]*[.D12]/[.D11]" office:value-type="float" office:value="-0.578947368421053" calcext:value-type="float">
            <text:p>-0,578947368421053</text:p>
          </table:table-cell>
          <table:table-cell table:style-name="ce20" table:formula="of:=[.I12]+[.K11]*[.D12]" office:value-type="float" office:value="19.4736842105263" calcext:value-type="float">
            <text:p>19,473684210526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18"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" office:value-type="float" office:value="0" calcext:value-type="float">
            <text:p>0</text:p>
          </table:table-cell>
          <table:table-cell table:style-name="ce11" table:formula="of:=[.C16]-[.B16]*[.C17]/[.B17]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E16]-[.E17]*[.B16]/[.B17]" office:value-type="float" office:value="-0.727272727272727" calcext:value-type="float">
            <text:p>-0,7272727272727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G16]-[.G17]*[.B16]/[.B17]" office:value-type="float" office:value="0.272727272727273" calcext:value-type="float">
            <text:p>0,272727272727273</text:p>
          </table:table-cell>
          <table:table-cell table:style-name="ce15" table:formula="of:=[.H16]-[.B16]*[.H17]/[.B17]" office:value-type="float" office:value="-0.454545454545455" calcext:value-type="float">
            <text:p>-0,454545454545455</text:p>
          </table:table-cell>
          <table:table-cell table:style-name="ce19" table:formula="of:=[.I16]-[.B16]*[.I17]/[.B17]" office:value-type="float" office:value="1.81818181818182" calcext:value-type="float">
            <text:p>1,818181818181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7" office:value-type="float" office:value="1" calcext:value-type="float">
            <text:p>1</text:p>
          </table:table-cell>
          <table:table-cell table:formula="of:=[.C17]/[.$B$17]" office:value-type="float" office:value="2" calcext:value-type="float">
            <text:p>2</text:p>
          </table:table-cell>
          <table:table-cell table:formula="of:=[.D17]/[.$B$17]" office:value-type="float" office:value="0" calcext:value-type="float">
            <text:p>0</text:p>
          </table:table-cell>
          <table:table-cell table:formula="of:=[.E17]/[.$B$17]" office:value-type="float" office:value="3.45454545454545" calcext:value-type="float">
            <text:p>3,45454545454545</text:p>
          </table:table-cell>
          <table:table-cell table:formula="of:=[.F17]/[.$B$17]" office:value-type="float" office:value="0" calcext:value-type="float">
            <text:p>0</text:p>
          </table:table-cell>
          <table:table-cell table:formula="of:=[.G17]/[.$B$17]" office:value-type="float" office:value="0.454545454545455" calcext:value-type="float">
            <text:p>0,454545454545455</text:p>
          </table:table-cell>
          <table:table-cell table:formula="of:=[.H17]/[.$B$17]" office:value-type="float" office:value="-0.0909090909090909" calcext:value-type="float">
            <text:p>-0,090909090909091</text:p>
          </table:table-cell>
          <table:table-cell table:formula="of:=[.I17]/[.$B$17]" office:value-type="float" office:value="6.36363636363636" calcext:value-type="float">
            <text:p>6,363636363636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[.C18]-[.C17]*[.B18]/[.B17]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E18]-[.E17]*[.B18]/[.B17]" office:value-type="float" office:value="-0.181818181818182" calcext:value-type="float">
            <text:p>-0,18181818181818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G18]-[.G17]*[.B18]/[.B17]" office:value-type="float" office:value="-0.181818181818182" calcext:value-type="float">
            <text:p>-0,181818181818182</text:p>
          </table:table-cell>
          <table:table-cell table:style-name="ce17" table:formula="of:=[.H18]-[.H17]*[.B18]/[.B17]" office:value-type="float" office:value="0.136363636363636" calcext:value-type="float">
            <text:p>0,136363636363636</text:p>
          </table:table-cell>
          <table:table-cell table:style-name="ce19" table:formula="of:=[.I18]-[.I17]*[.B18]/[.B17]" office:value-type="float" office:value="0.454545454545455" calcext:value-type="float">
            <text:p>0,45454545454545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 office:value-type="float" office:value="0" calcext:value-type="float">
            <text:p>0</text:p>
          </table:table-cell>
          <table:table-cell table:style-name="ce9" table:formula="of:=[.C19]-[.C17]*[.B19]/[.B17]" office:value-type="float" office:value="-8" calcext:value-type="float">
            <text:p>-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E19]-[.E17]*[.B19]/[.B17]" office:value-type="float" office:value="-8.18181818181818" calcext:value-type="float">
            <text:p>-8,1818181818181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G19]-[.G17]*[.B19]/[.B17]" office:value-type="float" office:value="-1.18181818181818" calcext:value-type="float">
            <text:p>-1,18181818181818</text:p>
          </table:table-cell>
          <table:table-cell table:style-name="ce9" table:formula="of:=[.H19]-[.H17]*[.B19]/[.B17]" office:value-type="float" office:value="-0.363636363636364" calcext:value-type="float">
            <text:p>-0,363636363636364</text:p>
          </table:table-cell>
          <table:table-cell table:style-name="ce20" table:formula="of:=[.I19]+[.K17]*[.B19]" office:value-type="float" office:value="34.5454545454545" calcext:value-type="float">
            <text:p>34,54545454545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1 = 6.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2 =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3 = 0.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4 = 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feladat" table:style-name="ta1">
        <table:table-column table:style-name="co2" table:number-columns-repeated="1024" table:default-cell-style-name="ce4"/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y4</text:p>
          </table:table-cell>
          <table:table-cell table:style-name="ce18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2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y4</text:p>
          </table:table-cell>
          <table:table-cell table:style-name="ce18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t=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7" table:formula="of:=[.B4]-[.B3]*[.E4]/[.E3]" office:value-type="float" office:value="-1" calcext:value-type="float">
            <text:p>-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table:formula="of:=[.J4]-[.J3]*[.E4]/[.E3]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table:formula="of:=[.B6]-[.B3]*[.E6]/[.E3]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20" table:formula="of:=[.J6]-[.J3]*[.E6]/[.E3]" office:value-type="float" office:value="-80" calcext:value-type="float">
            <text:p>-8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y4</text:p>
          </table:table-cell>
          <table:table-cell table:style-name="ce18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7" office:value-type="float" office:value="0" calcext:value-type="float">
            <text:p>0</text:p>
          </table:table-cell>
          <table:table-cell table:formula="of:=[.C10]-[.B10]*[.C9]/[.B9]" office:value-type="float" office:value="-1" calcext:value-type="float">
            <text:p>-1</text:p>
          </table:table-cell>
          <table:table-cell table:formula="of:=[.D10]-[.D9]*[.B10]/[.B9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F10]-[.F9]*[.B10]/[.B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table:formula="of:=[.J10]-[.J9]*[.B10]/[.B9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7" office:value-type="float" office:value="0" calcext:value-type="float">
            <text:p>0</text:p>
          </table:table-cell>
          <table:table-cell table:style-name="ce23" table:formula="of:=[.C11]-[.C9]*[.B11]/[.B9]" office:value-type="float" office:value="0" calcext:value-type="float">
            <text:p>0</text:p>
          </table:table-cell>
          <table:table-cell table:style-name="ce23" table:formula="of:=[.D11]-[.D9]*[.B11]/[.B9]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F11]-[.F9]*[.B11]/[.B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table:formula="of:=[.J11]-[.J9]*[.B11]/[.B9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=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9" office:value-type="float" office:value="0" calcext:value-type="float">
            <text:p>0</text:p>
          </table:table-cell>
          <table:table-cell table:style-name="ce9" table:formula="of:=[.C13]-[.C9]*[.B13]/[.B9]" office:value-type="float" office:value="7" calcext:value-type="float">
            <text:p>7</text:p>
          </table:table-cell>
          <table:table-cell table:style-name="ce9" table:formula="of:=[.D13]-[.B13]*[.D9]/[.B9]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13]-[.F9]*[.B13]/[.B9]" office:value-type="float" office:value="-5" calcext:value-type="float">
            <text:p>-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0" table:formula="of:=[.J13]-[.J9]*[.B13]" office:value-type="float" office:value="-130" calcext:value-type="float">
            <text:p>-13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y4</text:p>
          </table:table-cell>
          <table:table-cell table:style-name="ce18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I16]-[.D16]*[.I19]/[.D19]" office:value-type="float" office:value="1" calcext:value-type="float">
            <text:p>1</text:p>
          </table:table-cell>
          <table:table-cell table:style-name="ce19" table:formula="of:=[.J16]-[.D16]*[.J19]/[.D19]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I17]-[.D17]*[.I19]/[.D19]" office:value-type="float" office:value="1" calcext:value-type="float">
            <text:p>1</text:p>
          </table:table-cell>
          <table:table-cell table:style-name="ce19" table:formula="of:=[.J17]-[.D17]*[.J19]/[.D19]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I18]-[.D18]*[.I19]/[.D19]" office:value-type="float" office:value="1" calcext:value-type="float">
            <text:p>1</text:p>
          </table:table-cell>
          <table:table-cell table:style-name="ce19" table:formula="of:=[.J18]-[.D18]*[.J19]/[.D19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5" calcext:value-type="float">
            <text:p>-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I20]-[.I19]*[.D20]/[.D19]" office:value-type="float" office:value="-8" calcext:value-type="float">
            <text:p>-8</text:p>
          </table:table-cell>
          <table:table-cell table:style-name="ce20" table:formula="of:=[.J20]-[.J19]*[.D20]/[.D19]" office:value-type="float" office:value="-450" calcext:value-type="float">
            <text:p>-4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y4</text:p>
          </table:table-cell>
          <table:table-cell table:style-name="ce18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6"/>
          <table:table-cell table:style-name="ce11" table:number-columns-repeated="5"/>
          <table:table-cell table:style-name="ce15"/>
          <table:table-cell/>
          <table:table-cell table:style-name="ce19"/>
          <table:table-cell table:number-columns-repeated="1014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7"/>
          <table:table-cell table:number-columns-repeated="5"/>
          <table:table-cell table:style-name="ce16"/>
          <table:table-cell/>
          <table:table-cell table:style-name="ce19"/>
          <table:table-cell table:number-columns-repeated="1014"/>
        </table:table-row>
        <table:table-row table:style-name="ro1">
          <table:table-cell table:style-name="ce2" office:value-type="string" calcext:value-type="string">
            <text:p>y3</text:p>
          </table:table-cell>
          <table:table-cell table:style-name="ce7"/>
          <table:table-cell table:style-name="ce23" table:number-columns-repeated="5"/>
          <table:table-cell table:style-name="ce16"/>
          <table:table-cell/>
          <table:table-cell table:style-name="ce19"/>
          <table:table-cell table:number-columns-repeated="1014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number-columns-repeated="2"/>
          <table:table-cell table:style-name="ce25"/>
          <table:table-cell table:number-columns-repeated="4"/>
          <table:table-cell table:style-name="ce2"/>
          <table:table-cell table:number-columns-repeated="1015"/>
        </table:table-row>
        <table:table-row table:style-name="ro1">
          <table:table-cell table:style-name="ce3"/>
          <table:table-cell table:style-name="ce9" table:number-columns-repeated="8"/>
          <table:table-cell table:style-name="ce2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feladatnak nincs véges megengedett megoldása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6:00:21.258590213</meta:creation-date>
    <dc:date>2021-11-11T19:27:43.003557846</dc:date>
    <meta:editing-duration>PT1H11M27S</meta:editing-duration>
    <meta:editing-cycles>6</meta:editing-cycles>
    <meta:generator>LibreOffice/6.1.5.2$Linux_X86_64 LibreOffice_project/10$Build-2</meta:generator>
    <meta:document-statistic meta:table-count="2" meta:cell-count="437" meta:object-count="0"/>
  </office:meta>
</office:document-meta>
</file>